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5408" officeooo:paragraph-rsid="001f5408"/>
    </style:style>
    <style:style style:name="P2" style:family="paragraph" style:parent-style-name="Standard">
      <style:text-properties officeooo:rsid="001f5408" officeooo:paragraph-rsid="00208d50"/>
    </style:style>
    <style:style style:name="P3" style:family="paragraph" style:parent-style-name="Standard">
      <style:text-properties officeooo:rsid="00208d50" officeooo:paragraph-rsid="00208d50"/>
    </style:style>
    <style:style style:name="P4" style:family="paragraph" style:parent-style-name="Standard">
      <style:paragraph-properties fo:padding="0.074cm" fo:border-left="none" fo:border-right="none" fo:border-top="none" fo:border-bottom="0.06pt solid #000000" style:join-border="false"/>
      <style:text-properties officeooo:rsid="001f5408" officeooo:paragraph-rsid="001f5408"/>
    </style:style>
    <style:style style:name="P5" style:family="paragraph" style:parent-style-name="Standard">
      <style:paragraph-properties fo:padding="0.074cm" fo:border-left="none" fo:border-right="none" fo:border-top="none" fo:border-bottom="0.06pt solid #000000" style:join-border="false"/>
      <style:text-properties officeooo:rsid="00208d50" officeooo:paragraph-rsid="00208d50"/>
    </style:style>
    <style:style style:name="P6" style:family="paragraph" style:parent-style-name="Standard">
      <style:text-properties officeooo:rsid="001f5408" officeooo:paragraph-rsid="0022418b"/>
    </style:style>
    <style:style style:name="P7" style:family="paragraph" style:parent-style-name="Standard">
      <style:text-properties officeooo:paragraph-rsid="0022418b"/>
    </style:style>
    <style:style style:name="P8" style:family="paragraph" style:parent-style-name="Standard">
      <style:text-properties officeooo:paragraph-rsid="00208d50"/>
    </style:style>
    <style:style style:name="T1" style:family="text">
      <style:text-properties officeooo:rsid="00208d50"/>
    </style:style>
    <style:style style:name="T2" style:family="text">
      <style:text-properties fo:color="#008000" style:font-name="DejaVu Sans Mono" fo:font-size="9pt" fo:font-weight="bold"/>
    </style:style>
    <style:style style:name="T3" style:family="text">
      <style:text-properties officeooo:rsid="001f54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register</text:p>
      <text:p text:style-name="P1"/>
      <text:p text:style-name="P1">192.168.69.87:3000/api/register</text:p>
      <text:p text:style-name="P1"><text:line-break/> (send this data in body)</text:p>
      <text:p text:style-name="P1"><text:line-break/>na<text:bookmark-start text:name="__DdeLink__236_182274640"/>me:ShubhamShuklas</text:p>
      <text:p text:style-name="P1">city:lucknow</text:p>
      <text:p text:style-name="P1">address:lucknow</text:p>
      <text:p text:style-name="P1">phone_num:8989529628</text:p>
      <text:p text:style-name="P1">email:unishubha1@live.com</text:p>
      <text:p text:style-name="P1">latitude:252.23</text:p>
      <text:p text:style-name="P1">longitude:2.0</text:p>
      <text:p text:style-name="P1">password:45<text:bookmark-end text:name="__DdeLink__236_182274640"/></text:p>
      <text:p text:style-name="P1"/>
      <text:p text:style-name="P1">(data recieved)</text:p>
      <text:p text:style-name="P1"/>
      <text:p text:style-name="P1">{"message":"The email id or phone number already registered already registered"}</text:p>
      <text:p text:style-name="P1">(show the error on screen that these credentials have already been taken)</text:p>
      <text:p text:style-name="P1"/>
      <text:p text:style-name="P7"><text:span text:style-name="T3">{"token":"</text:span><text:span text:style-name="T2">eyJ0eXAiOiJKV1QiLCJhbGciOiJIUzI1NiJ9.eyJfaWQiOiI1OTIxN2M1OGIwYzVlYTM2NDg3YmUwMWYiLCJlbWFpbCI6InVuaXNodWJoYTFAbGl2ZS5jb20iLCJuYW1lIjoiVGVzdGluZ193aXRoX3NlbnNvciIsImV4cCI6MTUwMzE0Mjc0NCwiaWF0IjoxNDk1MzY2NzQ0fQ.epGRxMtZK8UaVvrwMtxkIsEBog2tMKNjf1JPxcW4-P8</text:span></text:p>
      <text:p text:style-name="P6">"}</text:p>
      <text:p text:style-name="P1"/>
      <text:p text:style-name="P1">(if this token is recieved, then save the token in phone and mark the user as logged in, please note that all data of user like name, email etc is encrypted in token , and can be decrytped)</text:p>
      <text:p text:style-name="P1">------------------------------------------------------------------------------------------------------------------------</text:p>
      <text:p text:style-name="P1">192.168.69.87:3000/api/login/</text:p>
      <text:p text:style-name="P1">(send data in body)</text:p>
      <text:p text:style-name="P1">email:<text:bookmark-start text:name="__DdeLink__234_182274640"/><text:a xlink:type="simple" xlink:href="mailto:unishubha1@live.com">unishubha1@live.com</text:a><text:bookmark-end text:name="__DdeLink__234_182274640"/></text:p>
      <text:p text:style-name="P1">password:45</text:p>
      <text:p text:style-name="P1"/>
      <text:p text:style-name="P1">(data recieved)</text:p>
      <text:p text:style-name="P1"/>
      <text:p text:style-name="P7"><text:span text:style-name="T3">{"token":"</text:span><text:span text:style-name="T2">eyJ0eXAiOiJKV1QiLCJhbGciOiJIUzI1NiJ9.eyJfaWQiOiI1OTIxN2M1OGIwYzVlYTM2NDg3YmUwMWYiLCJlbWFpbCI6InVuaXNodWJoYTFAbGl2ZS5jb20iLCJuYW1lIjoiVGVzdGluZ193aXRoX3NlbnNvciIsImV4cCI6MTUwMzE0Mjc0NCwiaWF0IjoxNDk1MzY2NzQ0fQ.epGRxMtZK8UaVvrwMtxkIsEBog2tMKNjf1JPxcW4-P8</text:span></text:p>
      <text:p text:style-name="P6">"}</text:p>
      <text:p text:style-name="P1"/>
      <text:p text:style-name="P1">(save the token and mark the user as logged in)</text:p>
      <text:p text:style-name="P1"/>
      <text:p text:style-name="P4"/>
      <text:p text:style-name="P1"/>
      <text:p text:style-name="P1"/>
      <text:p text:style-name="P1">//<text:span text:style-name="T1">To add a new device</text:span></text:p>
      <text:p text:style-name="P1"/>
      <text:p text:style-name="P2">192.168.69.87:/<text:span text:style-name="T1">3000/api/addDevice/</text:span></text:p>
      <text:p text:style-name="P2"/>
      <text:p text:style-name="P3"/>
      <text:p text:style-name="P3"/>
      <text:p text:style-name="P3"/>
      <text:p text:style-name="P3">(in the header)</text:p>
      <text:p text:style-name="P3"><text:soft-page-break/>Content-Type:application/x-www-form-urlencoded</text:p>
      <text:p text:style-name="P3">Authorization:Bearer <text:s/>“token”</text:p>
      <text:p text:style-name="P3"/>
      <text:p text:style-name="P3"/>
      <text:p text:style-name="P3"><text:s text:c="2"/>example:</text:p>
      <text:p text:style-name="P3">Content-Type:application/x-www-form-urlencoded</text:p>
      <text:p text:style-name="P8"><text:span text:style-name="T1">Authorization:Bearer </text:span><text:span text:style-name="T2">eyJ0eXAiOiJKV1QiLCJhbGciOiJIUzI1NiJ9.eyJfaWQiOiI1OTIxN2M1OGIwYzVlYTM2NDg3YmUwMWYiLCJlbWFpbCI6InVuaXNodWJoYTFAbGl2ZS5jb20iLCJuYW1lIjoiVGVzdGluZ193aXRoX3NlbnNvciIsImV4cCI6MTUwMzE0Mjc0NCwiaWF0IjoxNDk1MzY2NzQ0fQ.epGRxMtZK8UaVvrwMtxkIsEBog2tMKNjf1JPxcW4-P8</text:span></text:p>
      <text:p text:style-name="P3"><text:bookmark-start text:name="__DdeLink__232_182274640"/><text:bookmark-end text:name="__DdeLink__232_182274640"/><text:bookmark-start text:name="__DdeLink__230_182274640"/><text:bookmark-end text:name="__DdeLink__230_182274640"/></text:p>
      <text:p text:style-name="P3"/>
      <text:p text:style-name="P3">(in the body)</text:p>
      <text:p text:style-name="P3"/>
      <text:p text:style-name="P3">device_id:587c3ab26421bf11f8b8fb72</text:p>
      <text:p text:style-name="P3"/>
      <text:p text:style-name="P3">(response)</text:p>
      <text:p text:style-name="P3"/>
      <text:p text:style-name="P3">{"message" : "Please enter a valid device id"}</text:p>
      <text:p text:style-name="P3"/>
      <text:p text:style-name="P3">(Show the user that the device_id entered by him/her is invalid)</text:p>
      <text:p text:style-name="P3"/>
      <text:p text:style-name="P3">{"message" : "Please login to add a new device"}</text:p>
      <text:p text:style-name="P3"/>
      <text:p text:style-name="P3">(Tell the user that he must be logged in to add a device)</text:p>
      <text:p text:style-name="P3"/>
      <text:p text:style-name="P3">{"message": "Added Successfully"}</text:p>
      <text:p text:style-name="P3"/>
      <text:p text:style-name="P3">(Device added)</text:p>
      <text:p text:style-name="P3"/>
      <text:p text:style-name="P5"/>
      <text:p text:style-name="P3"/>
      <text:p text:style-name="P3">192.168.1.107:3000/api/showDevice/</text:p>
      <text:p text:style-name="P3"/>
      <text:p text:style-name="P3">(header as above)</text:p>
      <text:p text:style-name="P3"/>
      <text:p text:style-name="P3">(nothing in body)</text:p>
      <text:p text:style-name="P3"/>
      <text:p text:style-name="P3">(response)</text:p>
      <text:p text:style-name="P3"/>
      <text:p text:style-name="P3">"[\"587c3a056421bf11f8b8fb71\",1,\"587c3ab26421bf11f8b8fb72\",0]"</text:p>
      <text:p text:style-name="P3"/>
      <text:p text:style-name="P3">(array of device_id and their current state)</text:p>
      <text:p text:style-name="P3"/>
      <text:p text:style-name="P3">{"message" : "Please login to add a new device"}</text:p>
      <text:p text:style-name="P3"/>
      <text:p text:style-name="P3">(Tell the user that he must be logged in to see devices)</text:p>
      <text:p text:style-name="P3"/>
      <text:p text:style-name="P5"/>
      <text:p text:style-name="P3"/>
      <text:p text:style-name="P3"/>
      <text:p text:style-name="P3"/>
      <text:p text:style-name="P3">192.168.1.107:3000/api/write/</text:p>
      <text:p text:style-name="P3"><text:soft-page-break/></text:p>
      <text:p text:style-name="P3">(header as above)</text:p>
      <text:p text:style-name="P3"/>
      <text:p text:style-name="P3">(body)</text:p>
      <text:p text:style-name="P3"/>
      <text:p text:style-name="P3">device_id:587c3ab26421bf11f8b8fb72</text:p>
      <text:p text:style-name="P3"><text:a xlink:type="simple" xlink:href="data:1">data:1</text:a></text:p>
      <text:p text:style-name="P3"/>
      <text:p text:style-name="P3">(response)</text:p>
      <text:p text:style-name="P3"/>
      <text:p text:style-name="P3">{"message":"Current state 1"}</text:p>
      <text:p text:style-name="P3"/>
      <text:p text:style-name="P3">(show the user that status has been changed)</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16:28:51.656640932</meta:creation-date>
    <dc:date>2017-05-21T17:11:09.526115802</dc:date>
    <meta:editing-duration>PT15M47S</meta:editing-duration>
    <meta:editing-cycles>3</meta:editing-cycles>
    <meta:generator>LibreOffice/4.2.8.2$Linux_X86_64 LibreOffice_project/420m0$Build-2</meta:generator>
    <meta:document-statistic meta:table-count="0" meta:image-count="0" meta:object-count="0" meta:page-count="3" meta:paragraph-count="59" meta:word-count="225" meta:character-count="2609" meta:non-whitespace-character-count="2437"/>
  </office:meta>
</office:document-meta>
</file>